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" draw:style-name="gr1" draw:text-style-name="P1" xml:id="id1" draw:id="id1" draw:layer="layout" svg:width="3.81cm" svg:height="1.27cm" svg:x="8.89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End" draw:style-name="gr1" draw:text-style-name="P1" xml:id="id4" draw:id="id4" draw:layer="layout" svg:width="3.81cm" svg:height="1.27cm" svg:x="12.29cm" svg:y="25.51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4.572cm" svg:height="1.778cm" svg:x="8.509cm" svg:y="4.118cm">
          <text:p text:style-name="P1">Come up with </text:p>
          <text:p text:style-name="P1">secret wor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.588cm" svg:height="2.54cm" svg:x="8.001cm" svg:y="6.915cm">
          <text:p text:style-name="P1">Show the board </text:p>
          <text:p text:style-name="P1">and the blanks </text:p>
          <text:p text:style-name="P1">to the play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4.826cm" svg:height="2.032cm" svg:x="4.556cm" svg:y="11.041cm">
          <text:p text:style-name="P1">Ask player to </text:p>
          <text:p text:style-name="P1">guess a lett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937cm" svg:height="1.905cm" svg:x="1.186cm" svg:y="14.043cm">
          <text:p text:style-name="P1">Letter is in </text:p>
          <text:p text:style-name="P1">secret wor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445cm" svg:height="1.905cm" svg:x="13.695cm" svg:y="14.843cm">
          <text:p text:style-name="P1">Letter is not </text:p>
          <text:p text:style-name="P1">in secret wor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969cm" svg:height="1.905cm" svg:x="1.208cm" svg:y="17.218cm">
          <text:p text:style-name="P1">Player has guessed </text:p>
          <text:p text:style-name="P1">all letters and win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5.08cm" svg:height="2.189cm" svg:x="7.906cm" svg:y="16.918cm">
          <text:p text:style-name="P1">Player has run </text:p>
          <text:p text:style-name="P1">out of body </text:p>
          <text:p text:style-name="P1">parts and loses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7" draw:id="id7" draw:layer="layout" svg:width="5.842cm" svg:height="2.032cm" svg:x="11.033cm" svg:y="11.414cm">
          <text:p text:style-name="P1">Player already </text:p>
          <text:p text:style-name="P1">guessed this letter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10.795cm" svg:y1="2.57cm" svg:x2="10.795cm" svg:y2="4.118cm" draw:start-shape="id1" draw:start-glue-point="6" draw:end-shape="id2" draw:end-glue-point="4" svg:d="m10795 2570v502 545 501" svg:viewBox="0 0 1 1549">
          <text:p/>
        </draw:connector>
        <draw:connector draw:style-name="gr2" draw:text-style-name="P1" draw:layer="layout" draw:type="lines" draw:line-skew="10.42cm 5.975cm" svg:x1="8.62cm" svg:y1="23.288cm" svg:x2="13.081cm" svg:y2="5.007cm" draw:start-shape="id3" draw:start-glue-point="7" draw:end-shape="id2" draw:end-glue-point="7" svg:d="m8620 23288h10922l16-18281h-6477" svg:viewBox="0 0 10939 18282">
          <text:p/>
        </draw:connector>
        <draw:custom-shape draw:style-name="gr1" draw:text-style-name="P1" xml:id="id3" draw:id="id3" draw:layer="layout" svg:width="5.08cm" svg:height="5.207cm" svg:x="3.54cm" svg:y="20.685cm">
          <text:p text:style-name="P1">Ask player to </text:p>
          <text:p text:style-name="P1">play again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-0.247cm" svg:x1="6.08cm" svg:y1="25.892cm" svg:x2="12.29cm" svg:y2="26.146cm" draw:start-shape="id3" draw:start-glue-point="6" draw:end-shape="id4" draw:end-glue-point="5" svg:d="m6080 25892v254h5709 501" svg:viewBox="0 0 6211 255">
          <text:p/>
        </draw:connector>
        <draw:frame draw:style-name="gr3" draw:layer="layout" svg:width="1.778cm" svg:height="0.962cm" svg:x="8.493cm" svg:y="22.463cm">
          <draw:text-box>
            <text:p>Yes</text:p>
          </draw:text-box>
        </draw:frame>
        <draw:frame draw:style-name="gr3" draw:layer="layout" svg:width="1.778cm" svg:height="0.962cm" svg:x="6.715cm" svg:y="25.257cm">
          <draw:text-box>
            <text:p>No</text:p>
          </draw:text-box>
        </draw:frame>
        <draw:connector draw:style-name="gr2" draw:text-style-name="P1" draw:layer="layout" draw:type="lines" svg:x1="10.795cm" svg:y1="5.896cm" svg:x2="10.795cm" svg:y2="6.915cm" draw:start-shape="id2" draw:start-glue-point="6" draw:end-shape="id5" draw:end-glue-point="4" svg:d="m10795 5896v502 16 501" svg:viewBox="0 0 1 1020">
          <text:p/>
        </draw:connector>
        <draw:connector draw:style-name="gr2" draw:text-style-name="P1" draw:layer="layout" draw:type="lines" svg:x1="10.795cm" svg:y1="9.455cm" svg:x2="6.969cm" svg:y2="11.041cm" draw:start-shape="id5" draw:start-glue-point="6" draw:end-shape="id6" draw:end-glue-point="4" svg:d="m10795 9455v502l-3826 583v501" svg:viewBox="0 0 3827 1587">
          <text:p/>
        </draw:connector>
        <draw:connector draw:style-name="gr2" draw:text-style-name="P1" draw:layer="layout" draw:type="lines" svg:x1="9.382cm" svg:y1="12.057cm" svg:x2="11.033cm" svg:y2="12.43cm" draw:start-shape="id6" draw:start-glue-point="7" draw:end-shape="id7" svg:d="m9382 12057h502l648 373h501" svg:viewBox="0 0 1652 374">
          <text:p/>
        </draw:connector>
        <draw:connector draw:style-name="gr2" draw:text-style-name="P1" draw:layer="layout" draw:type="lines" draw:line-skew="-0.896cm -0.387cm" svg:x1="4.556cm" svg:y1="12.057cm" svg:x2="3.155cm" svg:y2="14.043cm" draw:start-shape="id6" draw:start-glue-point="5" draw:end-shape="id8" draw:end-glue-point="4" svg:d="m4556 12057h-1397l-4 1097v889" svg:viewBox="0 0 1402 1987">
          <text:p/>
        </draw:connector>
        <draw:connector draw:style-name="gr2" draw:text-style-name="P1" draw:layer="layout" draw:type="lines" draw:line-skew="0.252cm -0.514cm" svg:x1="6.969cm" svg:y1="13.073cm" svg:x2="15.918cm" svg:y2="14.843cm" draw:start-shape="id6" draw:start-glue-point="6" draw:end-shape="id9" draw:end-glue-point="4" svg:d="m6969 13073v754h8949v1016" svg:viewBox="0 0 8950 1771">
          <text:p/>
        </draw:connector>
        <draw:connector draw:style-name="gr2" draw:text-style-name="P1" draw:layer="layout" draw:type="curve" draw:line-skew="0.707cm" svg:x1="16.875cm" svg:y1="12.43cm" svg:x2="6.969cm" svg:y2="11.041cm" draw:start-shape="id7" draw:start-glue-point="7" draw:end-shape="id6" draw:end-glue-point="4" svg:d="m16875 12430c1813 0 1511-945-1418-1480s-8488-660-8488 91" svg:viewBox="0 0 11035 1918">
          <text:p/>
        </draw:connector>
        <draw:connector draw:style-name="gr2" draw:text-style-name="P1" draw:layer="layout" draw:type="lines" svg:x1="3.155cm" svg:y1="15.948cm" svg:x2="4.193cm" svg:y2="17.218cm" draw:start-shape="id8" draw:start-glue-point="6" draw:end-shape="id10" draw:end-glue-point="4" svg:d="m3155 15948v501l1038 267v502" svg:viewBox="0 0 1039 1271">
          <text:p/>
        </draw:connector>
        <draw:connector draw:style-name="gr2" draw:text-style-name="P1" draw:layer="layout" draw:type="lines" draw:line-skew="-0.001cm -0.557cm" svg:x1="13.695cm" svg:y1="15.796cm" svg:x2="10.446cm" svg:y2="16.918cm" draw:start-shape="id9" draw:start-glue-point="5" draw:end-shape="id11" draw:end-glue-point="4" svg:d="m13695 15796h-503l-2746 63v1059" svg:viewBox="0 0 3250 1123">
          <text:p/>
        </draw:connector>
        <draw:connector draw:style-name="gr2" draw:text-style-name="P1" draw:layer="layout" draw:type="lines" draw:line-skew="0cm 0.375cm" svg:x1="4.193cm" svg:y1="19.123cm" svg:x2="6.08cm" svg:y2="20.685cm" draw:start-shape="id10" draw:start-glue-point="6" draw:end-shape="id3" draw:end-glue-point="4" svg:d="m4193 19123v501l1887 934v127" svg:viewBox="0 0 1888 1563">
          <text:p/>
        </draw:connector>
        <draw:connector draw:style-name="gr2" draw:text-style-name="P1" draw:layer="layout" draw:type="lines" draw:line-skew="0cm 0.248cm" svg:x1="10.446cm" svg:y1="19.107cm" svg:x2="6.08cm" svg:y2="20.685cm" draw:start-shape="id11" draw:start-glue-point="6" draw:end-shape="id3" svg:d="m10446 19107v501l-4366 823v254" svg:viewBox="0 0 4367 1579">
          <text:p/>
        </draw:connector>
        <draw:connector draw:style-name="gr2" draw:text-style-name="P1" draw:layer="layout" draw:type="lines" draw:line-skew="5.546cm 4.943cm" svg:x1="12.986cm" svg:y1="18.013cm" svg:x2="13.589cm" svg:y2="8.185cm" draw:start-shape="id11" draw:start-glue-point="7" draw:end-shape="id5" draw:end-glue-point="7" svg:d="m12986 18013h6048v-9828h-5445" svg:viewBox="0 0 6049 98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oGreco</meta:initial-creator>
    <meta:creation-date>2014-02-15T06:27:39</meta:creation-date>
    <dc:date>2014-02-17T00:19:05</dc:date>
    <dc:creator>Anthony LoGreco</dc:creator>
    <meta:editing-duration>P1DT17H45M</meta:editing-duration>
    <meta:editing-cycles>5</meta:editing-cycles>
    <meta:generator>LibreOffice/3.5$Linux_x86 LibreOffice_project/350m1$Build-2</meta:generator>
    <meta:document-statistic meta:object-count="27"/>
  </office:meta>
</office:document-meta>
</file>